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8.3cm" svg:height="8.9cm" svg:x="2cm" svg:y="2.7cm">
          <text:p text:style-name="P1"><text:span text:style-name="T1">provi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1.73cm" svg:height="0.81cm" svg:x="6.2cm" svg:y="7.29cm">
          <text:p text:style-name="P1"><text:span text:style-name="T1">f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3.8cm" svg:height="0.808cm" svg:x="6.2cm" svg:y="3.992cm">
          <text:p text:style-name="P1"><text:span text:style-name="T1">http-lightwe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15cm" svg:y1="2.7cm" svg:x2="6.15cm" svg:y2="1.908cm" draw:start-shape="id1" draw:end-shape="id2" draw:end-glue-point="2" svg:d="m6150 2700v-792">
          <text:p/>
        </draw:connector>
        <draw:custom-shape draw:style-name="gr2" draw:text-style-name="P2" draw:layer="layout" svg:width="1.73cm" svg:height="0.81cm" svg:x="6.2cm" svg:y="2.89cm">
          <text:p text:style-name="P1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334cm" svg:height="0.808cm" svg:x="4.483cm" svg:y="1.1cm">
          <text:p text:style-name="P1"><text:span text:style-name="T1">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73cm" svg:height="0.81cm" svg:x="6.2cm" svg:y="5.09cm">
          <text:p text:style-name="P1"><text:span text:style-name="T1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" draw:id="id16" draw:layer="layout" svg:width="2.566cm" svg:height="0.808cm" svg:x="6.2cm" svg:y="6.192cm">
          <text:p text:style-name="P1"><text:span text:style-name="T1">webd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1.73cm" svg:height="0.81cm" svg:x="6.2cm" svg:y="9.49cm">
          <text:p text:style-name="P1"><text:span text:style-name="T1">s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0.502cm" svg:height="1.187cm" svg:x="8cm" svg:y="19cm">
          <draw:text-box>
            <text:p/>
          </draw:text-box>
        </draw:frame>
        <draw:custom-shape draw:style-name="gr2" draw:text-style-name="P2" xml:id="id10" draw:id="id10" draw:layer="layout" svg:width="1.73cm" svg:height="0.81cm" svg:x="6.2cm" svg:y="10.59cm">
          <text:p text:style-name="P1"><text:span text:style-name="T1">s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0.502cm" svg:height="1.187cm" svg:x="6.2cm" svg:y="7.29cm">
          <draw:text-box>
            <text:p/>
          </draw:text-box>
        </draw:frame>
        <draw:custom-shape draw:style-name="gr2" draw:text-style-name="P2" xml:id="id4" draw:id="id4" draw:layer="layout" svg:width="3.266cm" svg:height="0.808cm" svg:x="2.334cm" svg:y="4.6cm">
          <text:p text:style-name="P1"><text:span text:style-name="T1">http-shared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2cm" svg:y1="5.495cm" svg:x2="5.6cm" svg:y2="5.004cm" draw:start-shape="id3" draw:start-glue-point="3" draw:end-shape="id4" draw:end-glue-point="1" svg:d="m6200 5495-600-491">
          <text:p/>
        </draw:connector>
        <draw:custom-shape draw:style-name="gr5" draw:text-style-name="P2" xml:id="id5" draw:id="id5" draw:layer="layout" svg:width="4.966cm" svg:height="0.808cm" svg:x="11cm" svg:y="5.092cm">
          <text:p text:style-name="P1"><text:span text:style-name="T1">commons-http-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3cm" svg:y1="5.495cm" svg:x2="11cm" svg:y2="5.496cm" draw:start-shape="id3" draw:start-glue-point="1" draw:end-shape="id5" svg:d="m7930 5495 3070 1">
          <text:p/>
        </draw:connector>
        <draw:custom-shape draw:style-name="gr5" draw:text-style-name="P2" xml:id="id7" draw:id="id7" draw:layer="layout" svg:width="3.666cm" svg:height="0.808cm" svg:x="11cm" svg:y="7.292cm">
          <text:p text:style-name="P1"><text:span text:style-name="T1">commons-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3cm" svg:y1="7.695cm" svg:x2="11cm" svg:y2="7.696cm" draw:start-shape="id6" draw:end-shape="id7" svg:d="m7930 7695 3070 1">
          <text:p/>
        </draw:connector>
        <draw:connector draw:style-name="gr3" draw:text-style-name="P3" draw:layer="layout" draw:type="line" svg:x1="6.2cm" svg:y1="4.396cm" svg:x2="5.6cm" svg:y2="5.004cm" draw:start-shape="id8" draw:end-shape="id4" svg:d="m6200 4396-600 608">
          <text:p/>
        </draw:connector>
        <draw:custom-shape draw:style-name="gr2" draw:text-style-name="P2" xml:id="id9" draw:id="id9" draw:layer="layout" svg:width="3.366cm" svg:height="0.808cm" svg:x="10.734cm" svg:y="1.1cm">
          <text:p text:style-name="P1"><text:span text:style-name="T1">provider-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734cm" svg:y1="1.504cm" svg:x2="7.817cm" svg:y2="1.504cm" draw:start-shape="id9" draw:start-glue-point="3" draw:end-shape="id2" draw:end-glue-point="1" svg:d="m10734 1504h-2917">
          <text:p/>
        </draw:connector>
        <draw:custom-shape draw:style-name="gr5" draw:text-style-name="P2" xml:id="id11" draw:id="id11" draw:layer="layout" svg:width="4cm" svg:height="0.808cm" svg:x="11cm" svg:y="10.592cm">
          <text:p text:style-name="P1"><text:span text:style-name="T1">maven-scm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3cm" svg:y1="10.995cm" svg:x2="11cm" svg:y2="10.996cm" draw:start-shape="id10" draw:start-glue-point="1" draw:end-shape="id11" draw:end-glue-point="3" svg:d="m7930 10995 3070 1">
          <text:p/>
        </draw:connector>
        <draw:custom-shape draw:style-name="gr5" draw:text-style-name="P2" xml:id="id13" draw:id="id13" draw:layer="layout" svg:width="1.666cm" svg:height="0.808cm" svg:x="11cm" svg:y="9.5cm">
          <text:p text:style-name="P1"><text:span text:style-name="T1">js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3cm" svg:y1="9.895cm" svg:x2="11cm" svg:y2="9.904cm" draw:start-shape="id12" draw:start-glue-point="1" draw:end-shape="id13" draw:end-glue-point="3" svg:d="m7930 9895 3070 9">
          <text:p/>
        </draw:connector>
        <draw:custom-shape draw:style-name="gr2" draw:text-style-name="P2" xml:id="id14" draw:id="id14" draw:layer="layout" svg:width="3.166cm" svg:height="0.808cm" svg:x="2.334cm" svg:y="8.992cm">
          <text:p text:style-name="P1"><text:span text:style-name="T1">ssh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2cm" svg:y1="9.895cm" svg:x2="5.5cm" svg:y2="9.396cm" draw:start-shape="id12" draw:start-glue-point="3" draw:end-shape="id14" draw:end-glue-point="1" svg:d="m6200 9895-700-499">
          <text:p/>
        </draw:connector>
        <draw:custom-shape draw:style-name="gr2" draw:text-style-name="P2" xml:id="id15" draw:id="id15" draw:layer="layout" svg:width="3.23cm" svg:height="0.81cm" svg:x="6.2cm" svg:y="8.4cm">
          <text:p text:style-name="P1"><text:span text:style-name="T1">ssh-exter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2cm" svg:y1="8.805cm" svg:x2="5.5cm" svg:y2="9.396cm" draw:start-shape="id15" draw:start-glue-point="3" draw:end-shape="id14" draw:end-glue-point="1" svg:d="m6200 8805-700 591">
          <text:p/>
        </draw:connector>
        <draw:custom-shape draw:style-name="gr5" draw:text-style-name="P2" xml:id="id17" draw:id="id17" draw:layer="layout" svg:width="3cm" svg:height="0.808cm" svg:x="11cm" svg:y="6.192cm">
          <text:p text:style-name="P1"><text:span text:style-name="T1">jackrab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766cm" svg:y1="6.596cm" svg:x2="11cm" svg:y2="6.596cm" draw:start-shape="id16" draw:start-glue-point="1" draw:end-shape="id17" svg:d="m8766 6596h2234">
          <text:p/>
        </draw:connector>
        <draw:custom-shape draw:style-name="gr2" draw:text-style-name="P2" xml:id="id18" draw:id="id18" draw:layer="layout" svg:width="2.466cm" svg:height="0.808cm" svg:x="10.734cm" svg:y="2.1cm">
          <text:p text:style-name="P1"><text:span text:style-name="T1">tck-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734cm" svg:y1="2.504cm" svg:x2="7.817cm" svg:y2="1.504cm" draw:start-shape="id18" draw:start-glue-point="3" draw:end-shape="id2" draw:end-glue-point="1" svg:d="m10734 2504-2917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8-12-20T23:12:09</meta:creation-date>
    <dc:date>2013-02-09T15:20:26</dc:date>
    <meta:editing-cycles>49</meta:editing-cycles>
    <meta:editing-duration>PT10H48M13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